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07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11.18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8.13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3.81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01cm" fo:min-width="8.67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3cm" fo:min-width="3.27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3cm" fo:min-width="3.21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3.31cm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036cm" fo:min-width="4.58cm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036cm" fo:min-width="4.58cm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74cm" fo:min-width="4.961cm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74cm" fo:min-width="5.723cm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2cm" fo:min-width="3.945cm"/>
    </style:style>
    <style:style style:name="gr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47cm" fo:min-width="2.802cm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728cm" fo:min-width="5.042cm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882cm" fo:min-width="5.0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72cm" svg:height="1.016cm" svg:x="7.731cm" svg:y="2.397cm">
          <text:p text:style-name="P1">Open Fire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1.684cm" svg:height="1.397cm" svg:x="4.175cm" svg:y="4.302cm">
          <text:p text:style-name="P1">Open spotify (through tizonia) with tmux 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636cm" svg:height="1.524cm" svg:x="5.699cm" svg:y="7.096cm">
          <text:p text:style-name="P1">Get instructions from Firebase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8.636cm" svg:height="3.175cm" svg:x="5.699cm" svg:y="9.636cm">
          <text:p text:style-name="P1">Are there instruction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line-skew="-0.388cm" svg:x1="5.699cm" svg:y1="11.224cm" svg:x2="5.699cm" svg:y2="7.858cm" draw:start-shape="id1" draw:start-glue-point="5" draw:end-shape="id2" draw:end-glue-point="3" svg:d="M5699 11224h-889v-3366h889" svg:viewBox="0 0 890 3367">
          <text:p text:style-name="P1"><text:s text:c="3"/>No</text:p>
        </draw:connector>
        <draw:connector draw:style-name="gr6" draw:text-style-name="P4" draw:layer="layout" svg:x1="10.017cm" svg:y1="3.413cm" svg:x2="10.017cm" svg:y2="4.302cm" draw:start-shape="id3" draw:start-glue-point="2" draw:end-shape="id4" draw:end-glue-point="0" svg:d="M10017 3413v889" svg:viewBox="0 0 1 890">
          <text:p/>
        </draw:connector>
        <draw:connector draw:style-name="gr6" draw:text-style-name="P4" draw:layer="layout" svg:x1="10.017cm" svg:y1="5.699cm" svg:x2="10.017cm" svg:y2="7.096cm" draw:start-shape="id4" draw:start-glue-point="2" draw:end-shape="id2" draw:end-glue-point="0" svg:d="M10017 5699v1397" svg:viewBox="0 0 1 1398">
          <text:p/>
        </draw:connector>
        <draw:connector draw:style-name="gr6" draw:text-style-name="P4" draw:layer="layout" svg:x1="10.017cm" svg:y1="8.62cm" svg:x2="10.017cm" svg:y2="9.636cm" draw:start-shape="id2" draw:start-glue-point="2" draw:end-shape="id1" draw:end-glue-point="4" svg:d="M10017 8620v1016" svg:viewBox="0 0 1 1017">
          <text:p/>
        </draw:connector>
        <draw:custom-shape draw:style-name="gr7" draw:text-style-name="P3" xml:id="id5" draw:id="id5" draw:layer="layout" svg:width="9.171cm" svg:height="1.651cm" svg:x="5.445cm" svg:y="13.954cm">
          <text:p text:style-name="P1">Delete instruction from Firebas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017cm" svg:y1="12.811cm" svg:x2="10.03cm" svg:y2="13.954cm" draw:start-shape="id1" draw:start-glue-point="6" draw:end-shape="id5" svg:d="M10017 12811l13 1143" svg:viewBox="0 0 14 1144">
          <text:p text:style-name="P1"><text:s text:c="7"/>Yes</text:p>
        </draw:connector>
        <draw:custom-shape draw:style-name="gr8" draw:text-style-name="P2" xml:id="id6" draw:id="id6" draw:layer="layout" svg:width="7.554cm" svg:height="2.159cm" svg:x="6.273cm" svg:y="16.367cm">
          <text:p text:style-name="P1">Instruction = ON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7" draw:id="id7" draw:layer="layout" svg:width="7.427cm" svg:height="2.159cm" svg:x="6.361cm" svg:y="19.461cm">
          <text:p text:style-name="P1">Instruction = 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8" draw:id="id8" draw:layer="layout" svg:width="7.427cm" svg:height="2.159cm" svg:x="6.361cm" svg:y="22.501cm">
          <text:p text:style-name="P1">Instruction = PR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9" draw:id="id9" draw:layer="layout" svg:width="7.427cm" svg:height="2.159cm" svg:x="6.361cm" svg:y="25.541cm">
          <text:p text:style-name="P1">Instruction = PLA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7.427cm" svg:height="2.159cm" svg:x="6.361cm" svg:y="28.681cm">
          <text:p text:style-name="P1">Instruction = 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1" draw:id="id11" draw:layer="layout" svg:width="7.427cm" svg:height="2.159cm" svg:x="6.361cm" svg:y="31.648cm">
          <text:p text:style-name="P1">Instruction = DOW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0" draw:id="id10" draw:layer="layout" svg:width="7.427cm" svg:height="2.159cm" svg:x="6.361cm" svg:y="28.681cm">
          <text:p text:style-name="P1">Instruction = 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2" draw:id="id12" draw:layer="layout" svg:width="7.427cm" svg:height="2.159cm" svg:x="6.361cm" svg:y="34.588cm">
          <text:p text:style-name="P1">Instruction = LEF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3" draw:id="id13" draw:layer="layout" svg:width="7.62cm" svg:height="2.286cm" svg:x="6.234cm" svg:y="37.501cm">
          <text:p text:style-name="P1">Instruction = RIG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10.03cm" svg:y1="15.605cm" svg:x2="10.05cm" svg:y2="16.367cm" draw:start-shape="id5" draw:start-glue-point="2" draw:end-shape="id6" draw:end-glue-point="4" svg:d="M10030 15605l20 762" svg:viewBox="0 0 21 763">
          <text:p/>
        </draw:connector>
        <draw:connector draw:style-name="gr5" draw:text-style-name="P4" draw:layer="layout" draw:type="line" svg:x1="10.05cm" svg:y1="18.526cm" svg:x2="10.075cm" svg:y2="19.461cm" draw:start-shape="id6" draw:start-glue-point="6" draw:end-shape="id7" draw:end-glue-point="4" svg:d="M10050 18526l25 935" svg:viewBox="0 0 26 936">
          <text:p text:style-name="P1"><text:s text:c="7"/>No</text:p>
        </draw:connector>
        <draw:connector draw:style-name="gr5" draw:text-style-name="P4" draw:layer="layout" draw:type="line" svg:x1="10.075cm" svg:y1="21.62cm" svg:x2="10.075cm" svg:y2="22.501cm" draw:start-shape="id7" draw:start-glue-point="6" draw:end-shape="id8" draw:end-glue-point="4" svg:d="M10075 21620v881" svg:viewBox="0 0 1 882">
          <text:p text:style-name="P1"><text:s text:c="7"/>No</text:p>
        </draw:connector>
        <draw:connector draw:style-name="gr5" draw:text-style-name="P4" draw:layer="layout" draw:type="line" svg:x1="10.075cm" svg:y1="24.66cm" svg:x2="10.075cm" svg:y2="25.541cm" draw:start-shape="id8" draw:start-glue-point="6" draw:end-shape="id9" draw:end-glue-point="4" svg:d="M10075 24660v881" svg:viewBox="0 0 1 882">
          <text:p text:style-name="P1"><text:s text:c="8"/>No</text:p>
        </draw:connector>
        <draw:connector draw:style-name="gr5" draw:text-style-name="P4" draw:layer="layout" draw:type="line" svg:x1="10.075cm" svg:y1="27.7cm" svg:x2="10.075cm" svg:y2="28.681cm" draw:start-shape="id9" draw:start-glue-point="6" draw:end-shape="id10" draw:end-glue-point="4" svg:d="M10075 27700v981" svg:viewBox="0 0 1 982">
          <text:p text:style-name="P1"><text:s text:c="7"/>No</text:p>
        </draw:connector>
        <draw:connector draw:style-name="gr5" draw:text-style-name="P4" draw:layer="layout" draw:type="line" svg:x1="10.075cm" svg:y1="30.84cm" svg:x2="10.075cm" svg:y2="31.648cm" draw:start-shape="id10" draw:start-glue-point="6" draw:end-shape="id11" draw:end-glue-point="4" svg:d="M10075 30840v808" svg:viewBox="0 0 1 809">
          <text:p text:style-name="P1"><text:s text:c="7"/>No</text:p>
        </draw:connector>
        <draw:connector draw:style-name="gr5" draw:text-style-name="P4" draw:layer="layout" draw:type="line" svg:x1="10.075cm" svg:y1="33.807cm" svg:x2="10.075cm" svg:y2="34.588cm" draw:start-shape="id11" draw:start-glue-point="6" draw:end-shape="id12" draw:end-glue-point="4" svg:d="M10075 33807v781" svg:viewBox="0 0 1 782">
          <text:p text:style-name="P1"><text:s text:c="7"/>No</text:p>
        </draw:connector>
        <draw:connector draw:style-name="gr5" draw:text-style-name="P4" draw:layer="layout" draw:type="line" svg:x1="10.075cm" svg:y1="36.747cm" svg:x2="10.044cm" svg:y2="37.501cm" draw:start-shape="id12" draw:start-glue-point="6" draw:end-shape="id13" draw:end-glue-point="4" svg:d="M10075 36747l-31 754" svg:viewBox="0 0 32 755">
          <text:p text:style-name="P1"><text:s text:c="7"/>No</text:p>
        </draw:connector>
        <draw:custom-shape draw:style-name="gr11" draw:text-style-name="P6" xml:id="id15" draw:id="id15" draw:layer="layout" svg:width="5.08cm" svg:height="2.286cm" svg:x="15.262cm" svg:y="37.503cm">
          <text:p text:style-name="P5">Change balance </text:p>
          <text:p text:style-name="P5">to right speaker</text:p>
          <draw:enhanced-geometry svg:viewBox="0 0 21600 21600" draw:type="rectangle" draw:enhanced-path="M 0 0 L 21600 0 21600 21600 0 21600 0 0 Z N"/>
        </draw:custom-shape>
        <draw:custom-shape draw:style-name="gr12" draw:text-style-name="P6" xml:id="id14" draw:id="id14" draw:layer="layout" svg:width="5.08cm" svg:height="2.286cm" svg:x="15.262cm" svg:y="34.555cm">
          <text:p text:style-name="P5">Change balance </text:p>
          <text:p text:style-name="P5">to left speak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788cm" svg:y1="35.668cm" svg:x2="15.262cm" svg:y2="35.698cm" draw:start-shape="id12" draw:start-glue-point="7" draw:end-shape="id14" draw:end-glue-point="3" svg:d="M13788 35668l1474 30" svg:viewBox="0 0 1475 31">
          <text:p text:style-name="P1">Yes</text:p>
          <text:p text:style-name="P1"/>
          <text:p text:style-name="P1"/>
        </draw:connector>
        <draw:connector draw:style-name="gr5" draw:text-style-name="P4" draw:layer="layout" draw:type="line" svg:x1="13.854cm" svg:y1="38.644cm" svg:x2="15.262cm" svg:y2="38.646cm" draw:start-shape="id13" draw:start-glue-point="7" draw:end-shape="id15" draw:end-glue-point="3" svg:d="M13854 38644l1408 2" svg:viewBox="0 0 1409 3">
          <text:p text:style-name="P1">Yes</text:p>
          <text:p text:style-name="P1"/>
          <text:p text:style-name="P1"/>
        </draw:connector>
        <draw:connector draw:style-name="gr6" draw:text-style-name="P4" draw:layer="layout" draw:line-skew="1.366cm" svg:x1="20.342cm" svg:y1="35.698cm" svg:x2="14.335cm" svg:y2="11.224cm" draw:start-shape="id14" draw:start-glue-point="1" draw:end-shape="id1" draw:end-glue-point="7" svg:d="M20342 35698h1867v-24474h-7874" svg:viewBox="0 0 7875 24475">
          <text:p/>
        </draw:connector>
        <draw:connector draw:style-name="gr6" draw:text-style-name="P4" draw:layer="layout" draw:line-skew="1.366cm" svg:x1="20.342cm" svg:y1="38.646cm" svg:x2="14.335cm" svg:y2="11.224cm" draw:start-shape="id15" draw:start-glue-point="1" draw:end-shape="id1" draw:end-glue-point="7" svg:d="M20342 38646h1867v-27422h-7874" svg:viewBox="0 0 7875 27423">
          <text:p/>
        </draw:connector>
        <draw:connector draw:style-name="gr5" draw:text-style-name="P4" draw:layer="layout" draw:line-skew="1.351cm 7.372cm" svg:x1="10.044cm" svg:y1="39.787cm" svg:x2="14.335cm" svg:y2="11.224cm" draw:start-shape="id13" draw:start-glue-point="6" draw:end-shape="id1" draw:end-glue-point="7" svg:d="M10044 39787v1853h12165v-30416h-7874" svg:viewBox="0 0 12166 30417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No (ignore instruction) <text:s text:c="31"/></text:p>
        </draw:connector>
        <draw:custom-shape draw:style-name="gr13" draw:text-style-name="P6" xml:id="id16" draw:id="id16" draw:layer="layout" svg:width="5.461cm" svg:height="1.524cm" svg:x="15.224cm" svg:y="31.961cm">
          <text:p text:style-name="P5">Lower the volume</text:p>
          <draw:enhanced-geometry svg:viewBox="0 0 21600 21600" draw:type="rectangle" draw:enhanced-path="M 0 0 L 21600 0 21600 21600 0 21600 0 0 Z N"/>
        </draw:custom-shape>
        <draw:custom-shape draw:style-name="gr14" draw:text-style-name="P6" xml:id="id17" draw:id="id17" draw:layer="layout" svg:width="6.223cm" svg:height="1.724cm" svg:x="15.116cm" svg:y="28.913cm">
          <text:p text:style-name="P5">Increase the volum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788cm" svg:y1="32.728cm" svg:x2="15.224cm" svg:y2="32.723cm" draw:start-shape="id11" draw:start-glue-point="7" draw:end-shape="id16" draw:end-glue-point="3" svg:d="M13788 32728h718v-5h718" svg:viewBox="0 0 1437 6">
          <text:p text:style-name="P1">Yes</text:p>
          <text:p text:style-name="P1"/>
          <text:p text:style-name="P1"/>
        </draw:connector>
        <draw:connector draw:style-name="gr5" draw:text-style-name="P4" draw:layer="layout" svg:x1="13.788cm" svg:y1="29.761cm" svg:x2="15.116cm" svg:y2="29.775cm" draw:start-shape="id10" draw:start-glue-point="7" draw:end-shape="id17" draw:end-glue-point="3" svg:d="M13788 29761h664v14h664" svg:viewBox="0 0 1329 15">
          <text:p text:style-name="P1">Yes</text:p>
          <text:p text:style-name="P1"/>
          <text:p text:style-name="P1"/>
        </draw:connector>
        <draw:connector draw:style-name="gr6" draw:text-style-name="P4" draw:layer="layout" draw:line-skew="0.37cm" svg:x1="21.339cm" svg:y1="29.775cm" svg:x2="14.335cm" svg:y2="11.224cm" draw:start-shape="id17" draw:start-glue-point="1" draw:end-shape="id1" draw:end-glue-point="7" svg:d="M21339 29775h870v-18551h-7874" svg:viewBox="0 0 7875 18552">
          <text:p/>
        </draw:connector>
        <draw:connector draw:style-name="gr6" draw:text-style-name="P4" draw:layer="layout" draw:line-skew="1.024cm" svg:x1="20.685cm" svg:y1="32.723cm" svg:x2="14.335cm" svg:y2="11.224cm" draw:start-shape="id16" draw:start-glue-point="1" draw:end-shape="id1" draw:end-glue-point="7" svg:d="M20685 32723h1524v-21499h-7874" svg:viewBox="0 0 7875 21500">
          <text:p/>
        </draw:connector>
        <draw:custom-shape draw:style-name="gr15" draw:text-style-name="P6" xml:id="id19" draw:id="id19" draw:layer="layout" svg:width="4.445cm" svg:height="1.57cm" svg:x="15.605cm" svg:y="22.798cm">
          <text:p text:style-name="P5">Previous song</text:p>
          <draw:enhanced-geometry svg:viewBox="0 0 21600 21600" draw:type="rectangle" draw:enhanced-path="M 0 0 L 21600 0 21600 21600 0 21600 0 0 Z N"/>
        </draw:custom-shape>
        <draw:custom-shape draw:style-name="gr16" draw:text-style-name="P6" xml:id="id20" draw:id="id20" draw:layer="layout" svg:width="3.302cm" svg:height="1.497cm" svg:x="16.24cm" svg:y="19.796cm">
          <text:p text:style-name="P5">Next song</text:p>
          <draw:enhanced-geometry svg:viewBox="0 0 21600 21600" draw:type="rectangle" draw:enhanced-path="M 0 0 L 21600 0 21600 21600 0 21600 0 0 Z N"/>
        </draw:custom-shape>
        <draw:custom-shape draw:style-name="gr17" draw:text-style-name="P6" xml:id="id18" draw:id="id18" draw:layer="layout" svg:width="5.542cm" svg:height="1.978cm" svg:x="15.27cm" svg:y="25.638cm">
          <text:p text:style-name="P5">Play/Pause toggle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788cm" svg:y1="26.621cm" svg:x2="15.27cm" svg:y2="26.627cm" draw:start-shape="id9" draw:start-glue-point="7" draw:end-shape="id18" draw:end-glue-point="3" svg:d="M13788 26621h741v6h741" svg:viewBox="0 0 1483 7">
          <text:p text:style-name="P1">Yes</text:p>
          <text:p text:style-name="P1"/>
          <text:p text:style-name="P1"/>
        </draw:connector>
        <draw:connector draw:style-name="gr5" draw:text-style-name="P4" draw:layer="layout" svg:x1="13.788cm" svg:y1="23.581cm" svg:x2="15.605cm" svg:y2="23.583cm" draw:start-shape="id8" draw:start-glue-point="7" draw:end-shape="id19" draw:end-glue-point="3" svg:d="M13788 23581h908v2h909" svg:viewBox="0 0 1818 3">
          <text:p text:style-name="P1">Yes</text:p>
          <text:p text:style-name="P1"/>
          <text:p text:style-name="P1"/>
        </draw:connector>
        <draw:connector draw:style-name="gr5" draw:text-style-name="P4" draw:layer="layout" svg:x1="13.788cm" svg:y1="20.541cm" svg:x2="16.24cm" svg:y2="20.544cm" draw:start-shape="id7" draw:start-glue-point="7" draw:end-shape="id20" draw:end-glue-point="3" svg:d="M13788 20541h1226v3h1226" svg:viewBox="0 0 2453 4">
          <text:p text:style-name="P1">Yes</text:p>
          <text:p text:style-name="P1"/>
          <text:p text:style-name="P1"/>
        </draw:connector>
        <draw:custom-shape draw:style-name="gr18" draw:text-style-name="P6" xml:id="id21" draw:id="id21" draw:layer="layout" svg:width="5.542cm" svg:height="2.132cm" svg:x="15.224cm" svg:y="16.394cm">
          <text:p text:style-name="P5">Spotify ON/OFF </text:p>
          <text:p text:style-name="P5"><text:tab/>toggl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827cm" svg:y1="17.447cm" svg:x2="15.224cm" svg:y2="17.46cm" draw:start-shape="id6" draw:start-glue-point="7" draw:end-shape="id21" draw:end-glue-point="3" svg:d="M13827 17447h699v13h698" svg:viewBox="0 0 1398 14">
          <text:p text:style-name="P1">Yes</text:p>
          <text:p text:style-name="P1"/>
          <text:p text:style-name="P1"/>
        </draw:connector>
        <draw:connector draw:style-name="gr6" draw:text-style-name="P4" draw:layer="layout" draw:line-skew="0.896cm" svg:x1="20.812cm" svg:y1="26.627cm" svg:x2="14.335cm" svg:y2="11.224cm" draw:start-shape="id18" draw:start-glue-point="1" draw:end-shape="id1" draw:end-glue-point="7" svg:d="M20812 26627h1397v-15403h-7874" svg:viewBox="0 0 7875 15404">
          <text:p/>
        </draw:connector>
        <draw:connector draw:style-name="gr6" draw:text-style-name="P4" draw:layer="layout" draw:line-skew="1.659cm" svg:x1="20.05cm" svg:y1="23.583cm" svg:x2="14.335cm" svg:y2="11.224cm" draw:start-shape="id19" draw:start-glue-point="1" draw:end-shape="id1" draw:end-glue-point="7" svg:d="M20050 23583h2159v-12359h-7874" svg:viewBox="0 0 7875 12360">
          <text:p/>
        </draw:connector>
        <draw:connector draw:style-name="gr6" draw:text-style-name="P4" draw:layer="layout" draw:line-skew="2.166cm" svg:x1="19.542cm" svg:y1="20.544cm" svg:x2="14.335cm" svg:y2="11.224cm" draw:start-shape="id20" draw:start-glue-point="1" draw:end-shape="id1" draw:end-glue-point="7" svg:d="M19542 20544h2667v-9320h-7874" svg:viewBox="0 0 7875 9321">
          <text:p/>
        </draw:connector>
        <draw:connector draw:style-name="gr6" draw:text-style-name="P4" draw:layer="layout" draw:line-skew="0.942cm" svg:x1="20.766cm" svg:y1="17.46cm" svg:x2="14.335cm" svg:y2="11.224cm" draw:start-shape="id21" draw:start-glue-point="1" draw:end-shape="id1" draw:end-glue-point="7" svg:d="M20766 17460h1443v-6236h-7874" svg:viewBox="0 0 7875 62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857cm" fo:page-height="43.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1:51:09.789157639</meta:creation-date>
    <dc:date>2020-05-26T12:47:02.948529210</dc:date>
    <meta:editing-duration>PT4M18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